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ange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ange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ymas</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y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enf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ange de Maître se apparaît en lumière selon rêve à le à Ioseph disant· ayant été éveillé prends à côté le petit enfant et la mère de lui et fuis envers Égypte et sois là jusqu'à ce que le cas échéant que je dise à toi· immine car Hérode chercher le petit enfant de ce dépérir lui.</text:span> <text:span text:style-name="T2">14</text:span> <text:span text:style-name="T1">celui cependant ayant été éveillé prit à côté le petit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ange de Maître se apparaît en lumière selon rêve à le à Ioseph en à Égypte</text:span> <text:span text:style-name="T2">20</text:span> <text:span text:style-name="T1">disant· ayant été éveillé prends à côté le petit enfant et la mère de lui et te va envers terre de Israël· ont morts car ceux cherchants la âme de le de petit enfant.</text:span> <text:span text:style-name="T2">21</text:span> <text:span text:style-name="T1">celui cependant ayant été éveillé prit à côté le petit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y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ange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anges vinrent vers et servaient à lui.</text:span> <text:span text:style-name="T2">12</text:span> <text:span text:style-name="T1">Ayant écouté cependant en ce que Ioannes fut transmis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écout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ymas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fait mémoire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transmett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dépérisse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dépérisse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ymas,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angari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déperdition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la main se toucha de lui disant· je veux, sois purifié· et directement fut purifié de lui la lèpre.</text:span> <text:span text:style-name="T2">4</text:span> <text:span text:style-name="T1">et dit à lui le Iésous· vois à ne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tell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dépérissons.</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dépéris·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ne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transmis lui.</text:span> <text:span text:style-name="T2">5</text:span> <text:span text:style-name="T1">Ceux-ci les douze envoya le Iésous ayant annonc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dépéris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transmett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transmett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Transmett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dépérir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dépérira elle, et celui ayant dépéri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dépérisse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ange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enfants à se étants assis en à les à agoras lesquels voix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transmis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reposerai vous.</text:span> <text:span text:style-name="T2">29</text:span> <text:span text:style-name="T1">levez le joug-balance de moi sur vous et apprenez au loin de moi, en ce que doux je suis et bas à la à coeur, et vous trouverez repos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roposition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surinterrogèrent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 toi la main. et étendit et fut reconstitué saine comme la autre.</text:span> <text:span text:style-name="T2">14</text:span> <text:span text:style-name="T1">Ayants sortis cependant les Pharisiens délibération ensemble prirent contre de lui de telle manière que lui que dépérissent.</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hérétisai,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ravira au-travers.</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émie sera abandonné à les à êtres humains, la cependant de le de souffle blasphémi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jugeront contre elle, en ce que transintelligèrent envers le annonce de Ionas, et voici plus nombreusement de Ionas ici.</text:span> <text:span text:style-name="T2">42</text:span> <text:span text:style-name="T1">reine de sud sera éveillé en à la à jugement avec de la de génération de celle-ci et jugera contre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repos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complètement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r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écout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tente contre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sépare au clair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ange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ange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r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anges et délimiteront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écout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le]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par le fait de.</text:span> </text:p>
      <text:p text:style-name="P4">MATTHIEU  15</text:p>
      <text:p text:style-name="Text_20_body"><text:span text:style-name="T2">1</text:span> <text:span text:style-name="T1">Alors se viennent vers à le à Iésous au loin de Ierosolymas Pharisiens et lettrés disants·</text:span> <text:span text:style-name="T2">2</text:span> <text:span text:style-name="T1">par le fait de quel les disciples de toi transgressent la transmission de les de plus anciens; non car se lavent les mains [de eux] lorsque le cas échéant pain que mangent.</text:span> <text:span text:style-name="T2">3</text:span> <text:span text:style-name="T1">celui cependant ayant été répondu dit à eux· par le fait de quel aussi vous vous transgressez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émi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interrogeaient lui disants· délie au loin elle, en ce que croasse de derrière de nous.</text:span> <text:span text:style-name="T2">24</text:span> <text:span text:style-name="T1">celui cependant ayant été répondu dit· non je fus envoyé si ne pas envers les brebis ces ayants dépéris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tels de sorte que fourrager foule tel;</text:span> <text:span text:style-name="T2">34</text:span> <text:span text:style-name="T1">et dit à eux le Iésous· combien grands? pains vous avez; ceux cependant dirent· sept et peu petits poissons.</text:span> <text:span text:style-name="T2">35</text:span> <text:span text:style-name="T1">et ayant annonc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surinterrogèrent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surcherch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mémor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interroge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ne pas un que disent en ce que lui est le Christ.</text:span> <text:span text:style-name="T2">21</text:span> <text:span text:style-name="T1">Au loin alors se origina le Iésous Christ montrer à les à disciples de lui en ce que attache de lien lui envers Ierosolymas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dénie lui-même et lève le croix de lui et suive à moi.</text:span> <text:span text:style-name="T2">25</text:span> <text:span text:style-name="T1">lequel car si le cas échéant que veuille la âme de lui sauver dépérira elle· lequel cependant le cas échéant que dépérisse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ange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ne pas un que vous disiez le vision jusqu'à ce que de lequel le fils de le de être humain hors de morts que soit éveillé.</text:span> <text:span text:style-name="T2">10</text:span> <text:span text:style-name="T1">Et surinterrogèrent lui les disciples de lui disants· quel donc les lettrés disent en ce que Élia attache de lien venir premièrement;</text:span> <text:span text:style-name="T2">11</text:span> <text:span text:style-name="T1">celui cependant ayant été répondu dit· Élia certes se vient et reconstituera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transmis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enfant dressa lui en à au milieu de eux</text:span> <text:span text:style-name="T2">3</text:span> <text:span text:style-name="T1">et dit· amen je dis à vous, si le cas échéant ne pas que vous soyez tourné et que vous vous deveniez comme les petits enfants, non ne pas que vous veniez à l'intérieur envers la royauté de les de cieux.</text:span> <text:span text:style-name="T2">4</text:span> <text:span text:style-name="T1">lequel un quelconque donc baissera lui-même comme le petit enfant ce-ci, celui-ci est le plus grand en à la à royauté de les de cieux.</text:span> <text:span text:style-name="T2">5</text:span> <text:span text:style-name="T1">et lequel si le cas échéant que se accepte un petit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ange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dépérisse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voix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séparèrent au clair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transmit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petits enfants afin que les mains que surpose à eux et que se prie· les cependant disciples survalorisèrent à eux.</text:span> <text:span text:style-name="T2">14</text:span> <text:span text:style-name="T1">le cependant Iésous dit· abandonnez les petit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interrog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voix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voix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ymas prit à côté les douze [disciples] selon en propre et en à la à chemin dit à eux·</text:span> <text:span text:style-name="T2">18</text:span> <text:span text:style-name="T1">voici nous montons envers Ierosolymas, et le fils de le de être humain sera transmis à les à chefs sacrificateurs et à lettrés, et jugeront contre lui à trépas</text:span> <text:span text:style-name="T2">19</text:span> <text:span text:style-name="T1">et transmett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voixa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ymas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ymas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interrog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dépérira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dépérit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surinterrogèrent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ange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surinterrogea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surinterrogea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surinterroge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écout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transmett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transmett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ange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ange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transmit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transmi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transmi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anges avec de lui, alors assiéra sur de trône de gloire de lui·</text:span> <text:span text:style-name="T2">32</text:span> <text:span text:style-name="T1">et seront mené ensemble en devers de lui tous les ethnies, et délimitera eux au loin de les uns les autres, comme certes le berger délimite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ange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transmis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déperdition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objet de mémoration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transmettrai lui; ceux cependant dressèrent à lui trente objets d'argents.</text:span> <text:span text:style-name="T2">16</text:span> <text:span text:style-name="T1">et au loin alors cherchait moment de bien afin que lui que transmett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transmett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transmettra.</text:span> <text:span text:style-name="T2">24</text:span> <text:span text:style-name="T1">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5</text:span> <text:span text:style-name="T1">ayant été répondu cependant Iouda celui transmett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voixer trois fois tu te dénieras moi.</text:span> <text:span text:style-name="T2">35</text:span> <text:span text:style-name="T1">dit à lui le Pierre· et si que attache de lien moi avec à toi mourir loin, non ne pas toi je me dénierai.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reposez· voici a approché la heure et le fils de le de être humain est transmis envers mains de fauteurs.</text:span> <text:span text:style-name="T2">46</text:span> <text:span text:style-name="T1">soyez éveillés que nous conduisions· voici a approché celui transmett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transmett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dépériront.</text:span> <text:span text:style-name="T2">53</text:span> <text:span text:style-name="T1">ou tu estimes en ce que non je me puis appeler à côté le père de moi, et dressera à côté à moi à l'instant plus nombreusement douze légions de ange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émi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voixa.</text:span> <text:span text:style-name="T2">75</text:span> <text:span text:style-name="T1">et fut fait mémoire le Pierre de le de oral de Iésous de ayant dit en ce que avant coq voixer trois fois tu te dénieras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transmirent à Pilatus à le à gouverneur.</text:span> <text:span text:style-name="T2">3</text:span> <text:span text:style-name="T1">Alors ayant vu Iouda celui transmettant lui en ce que fut jugé contre, ayant été repenti tourna les trente objets d'argents à les à chefs sacrificateurs et à plus anciens</text:span> <text:span text:style-name="T2">4</text:span> <text:span text:style-name="T1">disant· je fautai ayant transmis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surinterrogea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transmirent lui.</text:span> <text:span text:style-name="T2">19</text:span> <text:span text:style-name="T1">de Se étant assis cependant de lui sur de le de estrade envoya vers lui la femme de lui disante· n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dépérissent.</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transmit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angari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voixe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fait mémoire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ange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ange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ange de moi d'avant de face de toi, lequel préparera de haut en bas la chemin de toi·</text:span> <text:span text:style-name="T2">3</text:span> <text:span text:style-name="T1">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anges servaient à lui.</text:span> <text:span text:style-name="T2">14</text:span> <text:span text:style-name="T1">Après cependant ce être transmis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dépérir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voixé à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écout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ne pas un ne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dépéri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la main de toi. et étendit et fut reconstitué la main de lui.</text:span> <text:span text:style-name="T2">6</text:span> <text:span text:style-name="T1">Et ayants sortis les Pharisiens directement avec de les de Hérodiens délibération ensemble donnaient contre de lui de telle manière que lui que dépérissent.</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ymas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transmit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ymas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ravir au-travers, si le cas échéant ne pas premièrement le tenace que attache de lien, et alors la maison d'habitation de lui ravira au-travers.</text:span> <text:span text:style-name="T2">28</text:span> <text:span text:style-name="T1">Amen je dis à vous en ce que tous sera abandonné à les à fils de les de êtres humains les fautements et les blasphémi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complètement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interroge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tournent sur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transmett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tente contre.</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dépérissons;</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surinterrogeait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ne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tourné sur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enfant non mourut loin mais dort de haut en bas.</text:span> <text:span text:style-name="T2">40</text:span> <text:span text:style-name="T1">et riaient de haut en bas de lui. lui cependant ayant éjecté tous prend à côté le père de le de petit enfant et la mère et ceux avec de lui et se va à l'intérieur là où était le petit enfant.</text:span> <text:span text:style-name="T2">41</text:span> <text:span text:style-name="T1">et ayant saisi avec force de la de main de le de petit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n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annonça à côté à eux afin que n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reposez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ymas.</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surinterrogent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transmî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surinterrogeaient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émi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interroge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écoutes, et fut délié le lien de la de langue de lui et bavardait droitement.</text:span> <text:span text:style-name="T2">36</text:span> <text:span text:style-name="T1">et se équipa en séparant à eux afin que à ne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interrogeait eux· combien grands? vous avez pains; ceux cependant dirent· sept.</text:span> <text:span text:style-name="T2">6</text:span> <text:span text:style-name="T1">et annonc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mémor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surinterrogeait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econstitua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surinterrogeait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surinterrogeait eux· vous cependant quel moi vous dites être; ayant été répondu cependant le Pierre dit à lui· toi tu es le Christ.</text:span> <text:span text:style-name="T2">30</text:span> <text:span text:style-name="T1">et survalorisa à eux afin que à ne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dénie lui-même et lève le croix de lui et suive à moi.</text:span> <text:span text:style-name="T2">35</text:span> <text:span text:style-name="T1">lequel car si le cas échéant que veuille la âme de lui sauver dépérira elle· lequel cependant le cas échéant dépérira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ange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ne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surinterrogeaient lui disants· en ce que disent les lettrés en ce que Élia attache de lien venir premièrement;</text:span> <text:span text:style-name="T2">12</text:span> <text:span text:style-name="T1">celui cependant déclarait à eux· Élia certes ayant venu premièrement reconstitue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surinterrogea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surinterrogea le père de lui· combien grand? temps est comme ce-ci a devenu à lui; celui cependant dit· hors petite enfance·</text:span> <text:span text:style-name="T2">22</text:span> <text:span text:style-name="T1">et souvent et envers feu lui jeta et envers eaux afin que que dépérisse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surinterrogeaient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transmis envers mains de êtres humains, et tueront catégoriquement lui, et ayant été tué catégoriquement après trois journées se redressera.</text:span> <text:span text:style-name="T2">32</text:span> <text:span text:style-name="T1">ceux cependant méconnaissaient le oral, et se effrayaient lui surinterroger.</text:span> <text:span text:style-name="T2">33</text:span> <text:span text:style-name="T1">Et vinrent envers Kapharnaoum. Et en à la à maison d'habitation se ayant devenu surinterrogeait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voixa les douze et dit à eux· si un quelconque veut premier être, se sera de tous dernier et de tous serviteur.</text:span> <text:span text:style-name="T2">36</text:span> <text:span text:style-name="T1">et ayant pris petit enfant dressa lui en à au milieu de eux et se ayant pris dans ses bras lui dit à eux·</text:span> <text:span text:style-name="T2">37</text:span> <text:span text:style-name="T1">lequel le cas échéant un de les de tels de petit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dépérisse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surinterrogeaient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surinterrogeaient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enfants afin que de eux que se touche· les cependant disciples survalorisèrent à eux.</text:span> <text:span text:style-name="T2">14</text:span> <text:span text:style-name="T1">ayant vu cependant le Iésous irrita beaucoup et dit à eux· abandonnez les petits enfants se venir vers moi, et ne pas empêchez eux, de les car de tels est la royauté de le de Dieu.</text:span> <text:span text:style-name="T2">15</text:span> <text:span text:style-name="T1">amen je dis à vous, lequel le cas échéant ne pas que se accepte la royauté de le de Dieu comme petit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surinterrogeait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ymas,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ymas, et le fils de le de être humain sera transmis à les à chefs sacrificateurs et à les à lettrés, et jugeront contre lui à trépas et transmett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voixez lui. et voixent le aveugle disants à lui· aie courage, éveille, voixe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ymas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ymas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ne pas un fruit que mange. et écoutaient les disciples de lui.</text:span> <text:span text:style-name="T2">15</text:span> <text:span text:style-name="T1">Et se viennent envers Ierosolymas.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dépérissent·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ymas.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surinterrogerai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dépérira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surinterrogeaient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ange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surinterrogea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surinterroge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complètement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surinterrogeait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écout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transmett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transmett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transmett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ange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ange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déperdition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objet de mémoration de elle.</text:span> <text:span text:style-name="T2">10</text:span> <text:span text:style-name="T1">Et Iouda Iskariote le un de les de douze éloigna vers les chefs sacrificateurs afin que lui que transmette à eux.</text:span> <text:span text:style-name="T2">11</text:span> <text:span text:style-name="T1">ceux cependant ayants écoutés furent été de joie et se promirent à lui objet d'argent donner. et cherchait comment? lui en bien moment que transmett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transmett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voixer trois fois moi tu te dénieras.</text:span> <text:span text:style-name="T2">31</text:span> <text:span text:style-name="T1">celui cependant surabondamment à l'excès bavardait· si le cas échéant que attache de lien moi mourir loin avec à toi, non ne pas toi je me dénierai.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reposez· tient au loin· vint la heure, voici est transmis le fils de le de être humain envers les mains de les de fauteurs.</text:span> <text:span text:style-name="T2">42</text:span> <text:span text:style-name="T1">soyez éveillés que nous conduisions· voici celui transmett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transmett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surinterrogea le Iésous disant· non tu te réponds aucun quel ceux-ci de toi témoignent contre;</text:span> <text:span text:style-name="T2">61</text:span> <text:span text:style-name="T1">celui cependant silençait et non se répondit aucun. de nouveau le chef sacrificateur surinterrogeait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émie· quel à vous se apparaît en lumière; ceux cependant tous jugèrent contre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voixa].</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voixa. Et fut remémoré le Pierre le oral comme dit à lui le Iésous en ce que avant coq voixer doublement trois fois moi tu te dénieras·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transmirent à Pilatus.</text:span> <text:span text:style-name="T2">2</text:span> <text:span text:style-name="T1">Et surinterrogea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surinterrogeait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transmis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transmit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angari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voixe.</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ymas.</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surinterrogea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jugé contre.</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transmi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ange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ange·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tournera sur sur Maître le Dieu de eux.</text:span> <text:span text:style-name="T2">17</text:span> <text:span text:style-name="T1">et lui se viendra devant en devant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ange· selon quel je me connaîtrai ce-ci; moi car je suis homme ancien et la femme de moi ayante avancée en à les à journées de elle.</text:span> <text:span text:style-name="T2">19</text:span> <text:span text:style-name="T1">et ayant été répondu le ange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ange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ange dit· sois de joie, ayante étée graciée, le Maître avec de toi.</text:span> <text:span text:style-name="T2">29</text:span> <text:span text:style-name="T1">celle cependant sur à le à discours fut perturbé entièrement et se calculait au-travers de quel sorte que soit le salutation celui-ci.</text:span> <text:span text:style-name="T2">30</text:span> <text:span text:style-name="T1">Et dit le ange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ange· comment? se sera ce-ci, puisque homme non je connais;</text:span> <text:span text:style-name="T2">35</text:span> <text:span text:style-name="T1">et ayant été répondu le ange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ange.</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voixa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fait mémoire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fait mémoire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ange de Maître présenta à eux et gloire de Maître brilla autour eux, et furent effrayé effroi grand.</text:span> <text:span text:style-name="T2">10</text:span> <text:span text:style-name="T1">et dit à eux le ange·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ange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ange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ange d'avant de ce être pris ensemble lui en à la à cavité ventrale.</text:span> <text:span text:style-name="T2">22</text:span> <text:span text:style-name="T1">Et lorsque furent rempli les journées de le de purification de eux selon le loi de Môusês, conduisirent de bas en haut lui envers Ierosolymas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le petit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enf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surinterrogeant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surinterrogeaient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ne pas un plus nombreusement à côté ce ayant été ordonné au-travers à vous pratiquez.</text:span> <text:span text:style-name="T2">14</text:span> <text:span text:style-name="T1">surinterrogeaient cependant lui aussi se guerroyants en soldat disants· quel que nous fassions aussi nous; et dit à eux· ne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transmis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ange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voix à grande·</text:span> <text:span text:style-name="T2">34</text:span> <text:span text:style-name="T1">ah, quel à nous et à toi, Iésous Nazarénien; tu vins dépérir nous; j'ai su toi quel tu es, le saint de le de Dieu.</text:span> <text:span text:style-name="T2">35</text:span> <text:span text:style-name="T1">et survalorisa à lui le Iésous disant· sois muselé et sors au loin de lui. et ayant flanqué lui le démon envers le au milieu sortit au loin de lui ne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interrog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interroge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abîm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la main se toucha de lui disant· je veux, sois purifié· et directement la lèpre éloigna au loin de lui.</text:span> <text:span text:style-name="T2">14</text:span> <text:span text:style-name="T1">et lui annonça à côté à lui à ne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émi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voixera ensemble le surjet ce au loin de le de nouveau.</text:span> <text:span text:style-name="T2">37</text:span> <text:span text:style-name="T1">et aucun jette vin jeune envers outres vieux· si cependant ne pas du moins, fracassera le vin le jeune les outres et lui sera déversé et les outres se dépériront·</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surinterroge vous si est permis à le à sabbat faire bon ou faire mal, âme sauver ou dépérir;</text:span> <text:span text:style-name="T2">10</text:span> <text:span text:style-name="T1">et se ayant regardé autour tous eux dit à lui· étends la main de toi. celui cependant fit et fut reconstitué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voix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es égaux.</text:span> <text:span text:style-name="T2">35</text:span> <text:span text:style-name="T1">toutefois aimez les ennemis de vous et faites bon et prêtez ne pas un désespérants·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écout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interrogeant lui de telle manière que ayant venu que sauve par le fait de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tell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ange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ange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enfants à ces en à agora à se étants assis et à voix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Interroge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complètement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voixait· celui ayant oreilles écouter écoute.</text:span> <text:span text:style-name="T2">9</text:span> <text:span text:style-name="T1">Surinterrogeaient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dépérissons.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voix à grande dit· quel à moi et à toi, Iésous fils de le de Dieu de le de très haut; je m'attache de lien de toi, ne pas moi que tu tortures.</text:span> <text:span text:style-name="T2">29</text:span> <text:span text:style-name="T1">annonç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surinterrogea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interroge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voixa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annonça à côté à eux à ne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ne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surinterrogea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annonça à côté à ne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dépérira elle· lequel cependant le cas échéant que dépérisse la âme de lui à cause de moi celui-ci sauvera elle.</text:span> <text:span text:style-name="T2">25</text:span> <text:span text:style-name="T1">quel car est profité être humain ayant gagné le monde tout entier lui-même cependant ayant dépéri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ange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voix se devint hors de la de nuée disante· celui-ci est le fils de moi celui ayant été élu, de lui écoutez.</text:span> <text:span text:style-name="T2">36</text:span> <text:span text:style-name="T1">et en à ce se devenir la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transmis envers mains de êtres humains.</text:span> <text:span text:style-name="T2">45</text:span> <text:span text:style-name="T1">ceux cependant méconnaissaient le oral ce-ci et était ayant été couvert à côté au loin de eux afin que ne pas que se perçoivent lui, et se effrayaient interrog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enfant dressa lui à côté à lui-même</text:span> <text:span text:style-name="T2">48</text:span> <text:span text:style-name="T1">et dit à eux· lequel si le cas échéant que se accepte ce-ci le petit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ange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ne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reposera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transmis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repos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jugera contre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jugeront contre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interrog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dépéri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anges de le de Dieu·</text:span> <text:span text:style-name="T2">9</text:span> <text:span text:style-name="T1">celui cependant se ayant nié moi en devant de les de êtres humains sera dénié en devant de les de ange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repose,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transmett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dépérirez.</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dépérirez.</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voix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tente contre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ymas.</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dépérir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voixe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interroge toi, aie moi ayant été demandé à côté.</text:span> <text:span text:style-name="T2">19</text:span> <text:span text:style-name="T1">et autre-différent dit· paires de boeufs j'achetai à l'agora cinq et je me vais éprouver eux· j'interrog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interrog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dépéri hors de eux un non laisse en contrebas les quatre-vingt-dix neuf en à la à déserte et se va sur ce ayant dépéri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dépéri.</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dépérisse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dépéris.</text:span> <text:span text:style-name="T2">10</text:span> <text:span text:style-name="T1">ainsi, je dis à vous, se devient joie en devant de les de ange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dépéris.</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dépéri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tant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complètement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dépéri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voixé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ange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voixé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fait mémoire en ce que tu reçus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interrog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tourne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surinterrogé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dépérit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dépérit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mémorez de la de femme de Lot.</text:span> <text:span text:style-name="T2">33</text:span> <text:span text:style-name="T1">lequel si le cas échéant que cherche la âme de lui se produire autour dépérira elle, lequel cependant le cas échéant que dépérisse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enfants se venir vers moi et ne pas empêchez eux, de les car de tels est la royauté de le de Dieu.</text:span> <text:span text:style-name="T2">17</text:span> <text:span text:style-name="T1">amen je dis à vous, lequel le cas échéant ne pas que se accepte la royauté de le de Dieu comme petit enfant, non ne pas que vienne à l'intérieur envers elle.</text:span> <text:span text:style-name="T2">18</text:span> <text:span text:style-name="T1">Et surinterrogea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reçoive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transmis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surinterrogea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dépéri.</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voixé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ymas.</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interrog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dépérir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interrog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dépérira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transmettre lui à la à origine et à la à autorité de le de gouverneur.</text:span> <text:span text:style-name="T2">21</text:span> <text:span text:style-name="T1">et surinterrogèrent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surinterrogèrent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surinterroge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complètement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Surinterrogèrent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transmett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transmis cependant aussi sous de parent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dépérisse.</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transmette lui.</text:span> <text:span text:style-name="T2">5</text:span> <text:span text:style-name="T1">et furent été de joie et se posèrent ensemble à lui objet d'argent donner.</text:span> <text:span text:style-name="T2">6</text:span> <text:span text:style-name="T1">et avoua à l'excès, et cherchait moment de bien de ce transmettre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remémoration.</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transmettant moi avec de moi sur de la de table.</text:span> <text:span text:style-name="T2">22</text:span> <text:span text:style-name="T1">en ce que le fils certes de le de être humain selon ce ayant été limité se va, toutefois Ouai à le à être humain à celui-là par de lequel est transmis.</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voixera aujourd'hui coq jusqu'à ce que trois fois moi tu te dénieras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ange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transmet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voixa coq.</text:span> <text:span text:style-name="T2">61</text:span> <text:span text:style-name="T1">et ayant été tourné le Maître entra regard à le à Pierre, et fut fait mémoire du dessous le Pierre de le de oral de le de Maître comme dit à lui en ce que avant coq voixer aujourd'hui tu te dénieras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surinterrogeaient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interrog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interroge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surinterrogea si le être humain Galiléen est,</text:span> <text:span text:style-name="T2">7</text:span> <text:span text:style-name="T1">et ayant reconnu en ce que hors de la de autorité de Hérode est manda de bas en haut lui vers Hérode, étant aussi lui-même en à Ierosolymas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surinterrogeait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voixa auprès à eux voulant délier au loin le Iésous.</text:span> <text:span text:style-name="T2">21</text:span> <text:span text:style-name="T1">ceux cependant voix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voix à grandes se demandants lui être crucifié, et avaient la ténacité de haut en bas les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transmit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celui-ci cependant aucun déplacé pratiqua.</text:span> <text:span text:style-name="T2">42</text:span> <text:span text:style-name="T1">et disait· Iésous, sois fait mémoire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voixé à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faits mémoire comme bavarda à vous encore étant en à la à Galilée</text:span> <text:span text:style-name="T2">7</text:span> <text:span text:style-name="T1">disant le fils de le de être humain en ce que attache de lien être transmis envers mains de êtres humains de fauteurs et être crucifié et à la à troisième à journée redresser.</text:span> <text:span text:style-name="T2">8</text:span> <text:span text:style-name="T1">et furent fait mémoire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transmi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ange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ymas sacrificateurs et Lévites afin que que interrogent lui· toi quel tu es;</text:span> <text:span text:style-name="T2">20</text:span> <text:span text:style-name="T1">et avoua et non se nia, et avoua en ce que moi non je suis le Christ.</text:span> <text:span text:style-name="T2">21</text:span> <text:span text:style-name="T1">et interrog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interrog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voixer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ange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voixe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ymas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fait mémoire les disciples de lui en ce que ayant été graphé est· le zèle de le de maison de toi se mangera complètement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fait mémoire les disciples de lui en ce que ce-ci disait, et crurent à la à graphe et à le à discours lequel dit le Iésous.</text:span> <text:span text:style-name="T2">23</text:span> <text:span text:style-name="T1">Comme cependant était en à les à Ierosolymas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dépérisse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voixe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ymas est le lieu là où prosterner vers attache de lien.</text:span> <text:span text:style-name="T2">21</text:span> <text:span text:style-name="T1">dit à elle le Iésous· crois à moi, femme, en ce que se vient heure lorsque ni en à le à montagne à ce-ci ni en à Ierosolymas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interroge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interroge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ymas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interroge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ymas.</text:span> <text:span text:style-name="T2">2</text:span> <text:span text:style-name="T1">Est cependant en à les à Ierosolymas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interrog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tel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dépérisse.</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dépérissante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dépérisse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transmett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transmettre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interroge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jugea contre;</text:span> <text:span text:style-name="T2">11</text:span> <text:span text:style-name="T1">la cependant dit· aucun, Maître. dit cependant le Iésous· non cependant moi toi juge contr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interrogèrent lui les disciples de lui disants· rabbi, quel fauta, celui-ci ou les parents de lui, afin que aveugle que soit engendré;</text:span> <text:span text:style-name="T2">3</text:span> <text:span text:style-name="T1">fut répondu Iésous· ni celui-ci fauta ni les parent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interroge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voixèrent les parents de lui de celui de ayant regardé de bas en haut</text:span> <text:span text:style-name="T2">19</text:span> <text:span text:style-name="T1">et interrogèrent eux disants· celui-ci est le fils de vous, lequel vous vous dites en ce que aveugle fut engendré; comment? donc regarde à l'instant;</text:span> <text:span text:style-name="T2">20</text:span> <text:span text:style-name="T1">furent répondu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interrog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de lui dirent en ce que âge a, lui surinterrogez.</text:span> <text:span text:style-name="T2">24</text:span> <text:span text:style-name="T1">Voixèrent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voix de lui écoute et les en propres brebis voixe selon nom et conduit dehors eux.</text:span> <text:span text:style-name="T2">4</text:span> <text:span text:style-name="T1">lorsque le cas échéant les en propres tous que éjecte, en devers de eux se va et les brebis à lui suit, en ce que ont su la voix de lui·</text:span> <text:span text:style-name="T2">5</text:span> <text:span text:style-name="T1">à d'autrui cependant non ne pas que suivent, mais se fuiront au loin de lui, en ce que non ont su de les de d'autruis la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dépérisse·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ymas,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voix de moi écoutent, et moi je connais eux et suivent à moi,</text:span> <text:span text:style-name="T2">28</text:span> <text:span text:style-name="T1">et moi je donne à eux vie éternelle et non ne pas que se dépérissent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émi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ymas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voixa Mariam la soeur de elle en omission ayante dite· le enseignant est à côté et voixe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dépérisse.</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ymas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transmettre·</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ymas</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fait mémoire en ce que ces-ci était sur à lui ayants étés graphés et ces-ci firent à lui.</text:span> <text:span text:style-name="T2">17</text:span> <text:span text:style-name="T1">Témoignait donc le foule celui étant avec de lui lorsque le Lazare voixa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interroge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dépérit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voix hors de le de ciel· et je glorifiai et de nouveau je glorifierai.</text:span> <text:span text:style-name="T2">29</text:span> <text:span text:style-name="T1">le donc foule celui ayant dressé et ayant écouté disait tonnerre avoir devenu, autres disaient· ange à lui a bavardé.</text:span> <text:span text:style-name="T2">30</text:span> <text:span text:style-name="T1">fut répondu Iésous et dit· non par le fait de moi la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Tants cependant de lui signes de ayant fait en devers de eux non croyaient envers lui,</text:span> <text:span text:style-name="T2">38</text:span> <text:span text:style-name="T1">afin que le discours de Ésaïa de le de prophète que soit fait plénitude lequel dit· Maître, quel crut à la à écout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transmett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transmett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voixez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transmett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voixe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tel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interrog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fera mémoire du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mémor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mémor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interrog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interrog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enfant, non plus mémore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interrog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interrog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interrog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interroge, non autour de le de monde j'interrog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dépérit si ne pas le fils de la de déperdition,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interrog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interrog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transmett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transmettant lui avec de eux.</text:span> <text:span text:style-name="T2">6</text:span> <text:span text:style-name="T1">comme donc dit à eux· moi je suis, éloignèrent envers ces derrière et tombèrent à terre.</text:span> <text:span text:style-name="T2">7</text:span> <text:span text:style-name="T1">De nouveau donc surinterrogea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dépéris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interroge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interroges; interrog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voixa.</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transmî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voixa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transmi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transmis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transmis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transmit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transmit le souffle.</text:span> <text:span text:style-name="T2">31</text:span> <text:span text:style-name="T1">Les donc Ioudaiens, puisque équipement de côté était, afin que ne pas que reste sur de le de croix les corps en à le à sabbat, était car grande la journée de ce-là de le de sabbat, interrog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interroge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ange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tel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transmett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annonça à côté à eux au loin de Ierosolymas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interrogeaient lui disants· Maître, si en à le à temps à celui-ci tu reconstitues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transgressa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ô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tente contre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interroge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transmî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péri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ne pas un de êtres humains.</text:span> <text:span text:style-name="T2">18</text:span> <text:span text:style-name="T1">Et ayants appelés eux annonc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ne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tant le emplacement vous vous redonnâtes; celle cependant dit· oui, de tant.</text:span> <text:span text:style-name="T2">9</text:span> <text:span text:style-name="T1">le cependant Pierre vers elle· quel en ce que fut voix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Ange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surinterrogea eux le chef sacrificateur</text:span> <text:span text:style-name="T2">28</text:span> <text:span text:style-name="T1">disant· [non] à annonciation d'à côté nous annonç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dépérit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annonc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transmit à nous Môusês.</text:span> <text:span text:style-name="T2">15</text:span> <text:span text:style-name="T1">et ayants regardés fixement envers lui tous ceux se siégeants en à le à sanhédrin virent le face de lui comme si face de ange.</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ange en à flamme de feu de buisson de ronce.</text:span> <text:span text:style-name="T2">31</text:span> <text:span text:style-name="T1">le cependant Môusês ayant vu étonna le vision, de se venant vers cependant de lui intelliger complètement se devint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ange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ange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transmit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ange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ymas,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transmett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ymas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déperdition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ne pas un que vienne sur sur moi de lesquels vous avez dit.</text:span> <text:span text:style-name="T2">25</text:span> <text:span text:style-name="T1">Ceux certes donc se ayants passés témoignage et ayants bavardés le discours de le de Maître retournaient en arrière envers Ierosolymas, nombreuses en outre villages de les de Samaritains se évangélisaient.</text:span> <text:span text:style-name="T2">26</text:span> <text:span text:style-name="T1">Ange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voix ne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tourné sur vers le corps dit· Tabitha, redresse. celle cependant ouvrit les yeux de elle, et ayante vue le Pierre assit de bas en haut.</text:span> <text:span text:style-name="T2">41</text:span> <text:span text:style-name="T1">ayant donné cependant à elle main redressa elle· ayant voixé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ange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objet de mémoration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ange celui bavardant à lui, ayant voixé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interrogés à travers la maison d'habitation de le de Simon présentèrent sur le portail,</text:span> <text:span text:style-name="T2">18</text:span> <text:span text:style-name="T1">et ayants voixés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ne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ange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ne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fait mémoire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annonça à côté à nous annoncer à le à peuple et se passer témoignage en ce que celui-ci est celui ayant été 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interrog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ne pas un ayant jugé à travers. vinrent cependant avec à moi aussi les six frères ceux-ci et nous vînmes à l'intérieur envers le maison de le de homme.</text:span> <text:span text:style-name="T2">13</text:span> <text:span text:style-name="T1">rapporta annonce cependant à nous comment? vit [le] ange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fait mémoire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ne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ymas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transmis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ange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ange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ange·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ange au loin de lui.</text:span> <text:span text:style-name="T2">11</text:span> <text:span text:style-name="T1">Et le Pierre en à lui-même se ayant devenu dit· maintenant j'ai su vraiment en ce que envoya dehors [le] Maître le ange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ange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voixait sur· de Dieu voix et non de être humain.</text:span> <text:span text:style-name="T2">23</text:span> <text:span text:style-name="T1">instantanément cependant percuta lui ange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ymas.</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voix de les de prophètes celles selon tout sabbat étantes prises connaissance ayants jugés firent plénitude,</text:span> <text:span text:style-name="T2">28</text:span> <text:span text:style-name="T1">et ne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voix· redresse sur les pieds de toi droit. et se bondit et piétinait autour.</text:span> <text:span text:style-name="T2">11</text:span> <text:span text:style-name="T1">les en outre foules ayants vus lequel fit Paulus surélevèrent la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transmi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ymas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annonc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voix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transmi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ne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transmis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transmettaient à eux gardienner les dogmes ces ayants étés jugés sous de les de envoyés et de plus anciens de ceux en à Ierosolymas.</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annonc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annoncés à côté à le à geôlier en sécurité garder eux.</text:span> <text:span text:style-name="T2">24</text:span> <text:span text:style-name="T1">lequel annonciation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voixa cependant à voix à grande [le] Paulus disant· ne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interroge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écout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annonce à côté à les à êtres humains tous partout transintelliger,</text:span> <text:span text:style-name="T2">31</text:span> <text:span text:style-name="T1">de haut en bas en ce que dressa journée en à laquelle immine juger la écoumène en à justice, en à homme à lequel 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interroge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ymas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ne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n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ymas.</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mémor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mémore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ymas.</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transmett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ymas·</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ymas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voix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voix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voix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transmett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voixaient sur à lui.</text:span> <text:span text:style-name="T2">25</text:span> <text:span text:style-name="T1">comme cependant 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ange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ange;</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n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interroge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interrog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annoncé à côté à ne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par le fait de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ne pas un cependant digne de trépas ou de liens ayant appel en accusation.</text:span> <text:span text:style-name="T2">30</text:span> <text:span text:style-name="T1">de ayante étée indiquée cependant à moi de complot envers le homme se avoir à être immédiatement je mandai vers toi ayant annonc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surinterrogé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ne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ymas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ymas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ymas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ymas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ne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ymas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ymas et ici-même beuglants ne pas attacher de lien lui vivre ne pas plus.</text:span> <text:span text:style-name="T2">25</text:span> <text:span text:style-name="T1">moi cependant je me pris de haut en bas ne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ymas ont su tous [les] Ioudaiens</text:span> <text:span text:style-name="T2">5</text:span> <text:span text:style-name="T1">connaissants avant moi d'en haut, si le cas échéant que veuillent témoigner, en ce que selon la plus exacte hérésie de la de nô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ymas,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ymas,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transmett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autorité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ange</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ne pas un se ayants pris auprès.</text:span> <text:span text:style-name="T2">34</text:span> <text:span text:style-name="T1">c'est pourquoi j'appelle à côté vous prendre avec au-delà de nourriture· ce-ci car vers de la de votre de sauvetage subsiste, de aucun car de vous cheveu au loin de la de tête se dépérira.</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par le fait de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par le fait de sur la terre.</text:span> </text:p>
      <text:p text:style-name="P4">ACTES  28</text:p>
      <text:p text:style-name="Text_20_body"><text:span text:style-name="T2">1</text:span> <text:span text:style-name="T1">Et ayants étés sauvés par le fait de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par le fait de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ne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ymas je fus transmis envers les mains de les de Romains,</text:span> <text:span text:style-name="T2">18</text:span> <text:span text:style-name="T1">lesquels des quelconques ayants jugés de bas en haut moi se avaient dessein délier au loin par le fait de ce n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non consonants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écout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transmit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transmit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text:span> <text:span text:style-name="T2">28</text:span> <text:span text:style-name="T1">Et de haut en bas comme non éprouvèrent le Dieu avoir en à reconnaissance, transmit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juges contre,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dépériront,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reposes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transmis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mis au compte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tre jugement,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tre jugement,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transmis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tre jugement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jugea contre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transmit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jugeant contre;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ange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déperdition,</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écoute de nous;</text:span> <text:span text:style-name="T2">17</text:span> <text:span text:style-name="T1">par conséquent la croyance hors de écoute, la cependant écout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surinterrogeants.</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ne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Ne pas un ne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dépéris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jugé contre,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ô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repose avec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ne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dépérissants folie est, à ceux cependant à étants sauvés à nous puissance de Dieu est.</text:span> <text:span text:style-name="T2">19</text:span> <text:span text:style-name="T1">a été graphé car· je dépérirai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Ne 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n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ange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transmettre le tel à le à Satanas envers périssement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ange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annonc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dépéri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dépéri.</text:span> <text:span text:style-name="T2">10</text:span> <text:span text:style-name="T1">ni cependant murmurez, tout comme des quelconques de eux murmurèrent et se dépérirent sous de le de périss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ne pas un ce de lui-même cherche mais ce de le de autre-différent.</text:span> <text:span text:style-name="T2">25</text:span> <text:span text:style-name="T1">Tout ce en à marché à viande étant troqué mangez ne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ne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fait mémoire et, de haut en bas comme je transmis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ange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annonç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transmis à vous, en ce que le Maître Iésous en à la à nuit à laquelle était transmis prit pain</text:span> <text:span text:style-name="T2">24</text:span> <text:span text:style-name="T1">et ayant rendu grâce cassa et dit· ce-ci de moi est le corps ce au-dessus de vous· ce-ci faites envers la mienne remémoration.</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remémoration.</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jugé contre.</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écoute; si tout entier écout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ange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transmett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tants si que obtienne genres de voix sont en à monde et aucun sans voix·</text:span> <text:span text:style-name="T2">11</text:span> <text:span text:style-name="T1">si le cas échéant donc ne pas que j'ai su la puissance de la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surinterrogent·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transmis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dépérirent.</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transmett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reposèren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dépérissants,</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tre-jugement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tourne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miroitants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dépérissants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dépérissants,</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transmi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Ne pas une en à ne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n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tre-jugement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ne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reposé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superétendon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ne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ange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complètement,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ange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ne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ange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ymas vers les d'avant de moi envoyés, mais j'éloignai envers Arabie et de nouveau je retournai en arrière envers Damas.</text:span> <text:span text:style-name="T2">18</text:span> <text:span text:style-name="T1">Ensuite après ans trois je vins de bas en haut envers Ierosolymas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ymas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mémor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lui-même se effrayant ceux hors de circoncision.</text:span> <text:span text:style-name="T2">13</text:span> <text:span text:style-name="T1">et furent hypocrité avec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transmis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écoute de croyance;</text:span> <text:span text:style-name="T2">3</text:span> <text:span text:style-name="T1">ainsi inintelligents vous êtes, se ayants originés dedans à souffle maintenant à chair vous vous achevez au-dessus;</text:span> <text:span text:style-name="T2">4</text:span> <text:span text:style-name="T1">tants vous souffrîtes sans cause; si du moins aussi sans cause.</text:span> <text:span text:style-name="T2">5</text:span> <text:span text:style-name="T1">celui donc fournissant comme chorège au dessus à vous le souffle et énergisant puissances en à vous, hors de travaux de loi ou hors de écout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ange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ange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complètement,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n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ne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en face à face au devant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mémor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transmi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émi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transmit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Ne 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transmit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ne pas un sous de ceux de se couchants contre, laquelle une quelconque est à eux indication de déperdition,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ne 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surétendant,</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déperdition,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interrog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ne 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en face à face au devant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n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ne pas un vous décerne le prix de haut en bas voulant en à basse émotion et à religion de les de ange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émi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mémor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mémor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tournâtes sur vers le Dieu au loin de les de idoles être esclave à Dieu à vivant et à véritable</text:span> <text:span text:style-name="T2">10</text:span> <text:span text:style-name="T1">et rester en attente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mémor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écout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n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interroge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annonciation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annonçâmes à côté,</text:span> <text:span text:style-name="T2">12</text:span> <text:span text:style-name="T1">afin que que vous piétiniez autour élégamment vers ceux au-dehors et de n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voix de archange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périssement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interroge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ange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paieront périssement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interroge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ne pas un manière. en ce que si le cas échéant ne pas que vienne la apostasie premièrement et que soit découvert le être humain de la de illégalité, le fils de la de déperdition,</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mémor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dépérissants,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annonç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annonç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annoncions à côté à vous, en ce que si un quelconque non veut se mettre au travail ni cependant mange.</text:span> <text:span text:style-name="T2">11</text:span> <text:span text:style-name="T1">Nous écoutons car des quelconques piétinants autour en à vous désordonnément ne pas un se mettants au travail mais se mettants au travail autour·</text:span> <text:span text:style-name="T2">12</text:span> <text:span text:style-name="T1">à les cependant à tels nous annonç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annonc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annonciation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annonciation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transmis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ange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Annonce à côté ces-ci et enseigne.</text:span> <text:span text:style-name="T2">12</text:span> <text:span text:style-name="T1">Ne 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annonc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ne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anges, afin que ces-ci que tu gardiennes séparément de préjugement, ne pas un faisant selon inclinaison vers.</text:span> <text:span text:style-name="T2">22</text:span> <text:span text:style-name="T1">mains rapidement à ne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ne pas un se établissant sûrement, mais étant malade autour recherches et discours combatifs, hors de lesquelles se devient envie discorde blasphémi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abîment les êtres humains envers périssement et déperdition.</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annonc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annonc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fait mémoire de toi de les de larmes, afin que de joie que je sois fait plénitude,</text:span> <text:span text:style-name="T2">5</text:span> <text:span text:style-name="T1">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Mémore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fais mémoire du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écoute</text:span> <text:span text:style-name="T2">4</text:span> <text:span text:style-name="T1">et au loin certes de la de vérité la écout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ôtre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ne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ne pas un de toi pense autour.</text:span> </text:p>
      <text:p text:style-name="P4">TITE  3</text:p>
      <text:p text:style-name="Text_20_body"><text:span text:style-name="T2">1</text:span> <text:span text:style-name="T1">Fais mémoire du dessous eux à origines à autorités se subordonner, obéir à l'autorité, vers tout travail bon prêts être,</text:span> <text:span text:style-name="T2">2</text:span> <text:span text:style-name="T1">ne 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ne pas un à eux que laisse.</text:span> <text:span text:style-name="T2">14</text:span> <text:span text:style-name="T1">apprennent cependant aussi les nôtre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reposé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mets au compte.</text:span> <text:span text:style-name="T2">19</text:span> <text:span text:style-name="T1">moi Paulus je graphai à la à mienne à main, moi je paierai de retour· afin que ne pas que je dise à toi en ce que aussi toi-même à moi tu dois auprès.</text:span> <text:span text:style-name="T2">20</text:span> <text:span text:style-name="T1">oui frère, moi de toi que je me jouisse en à Maître· repose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tant meilleur se ayant devenu de les de anges à autant lequel plus différent à côté eux a hérité nom.</text:span> <text:span text:style-name="T2">5</text:span> <text:span text:style-name="T1">à Quel car dit à un moment de les de ange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anges de Dieu.</text:span> <text:span text:style-name="T2">7</text:span> <text:span text:style-name="T1">et vers certes les anges dit· celui faisant les ange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dépériront,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ange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ange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anges subordonna la écoumène celle imminante, autour de laquelle nous bavardons.</text:span> <text:span text:style-name="T2">6</text:span> <text:span text:style-name="T1">se passa témoignage cependant quelque part où un quelconque disant· quel est être humain en ce que tu te fais mémoire de lui, ou fils de être humain en ce que tu te rends supervision lui;</text:span> <text:span text:style-name="T2">7</text:span> <text:span text:style-name="T1">tu amoindris lui court un quelconque à côté ange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ange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enfants lesquels à moi donna le Dieu.</text:span> <text:span text:style-name="T2">14</text:span> <text:span text:style-name="T1">Puisque donc les petit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ange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écout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limite journée, aujourd'hui, en à Dauid disant après tel temps, de haut en bas comme a été prédit· aujourd'hui si le cas échéant de la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écout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tant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transgressi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fait mémoire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ne pas une avoir encore conscience de fautes ceux adorants une fois ayants étés purifiés;</text:span> <text:span text:style-name="T2">3</text:span> <text:span text:style-name="T1">mais en à elles remémoration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fait mémoire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tant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déperdition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jugea contre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mémor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mémora et autour de les de os de lui se commanda.</text:span> <text:span text:style-name="T2">23</text:span> <text:span text:style-name="T1">à Croyance Môusês ayant été engendré fut caché trois mois sous de les de pères de lui, parce que virent cosmopolite le petit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périss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dépérit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tant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recalcul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ange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anges.</text:span> <text:span text:style-name="T2">3</text:span> <text:span text:style-name="T1">que vous vous faites mémoire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Mémor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econstitué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ne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n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dépérit·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ne 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pren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ange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dépérir·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tourne sur un quelconque lui,</text:span> <text:span text:style-name="T2">20</text:span> <text:span text:style-name="T1">connaisse en ce que celui ayant tourné sur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dépérissant,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ange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transmett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ne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par le fait de par de eau</text:span> <text:span text:style-name="T2">21</text:span> <text:span text:style-name="T1">lequel aussi vous contre modèle frappé maintenant sauve baptême, non de chair déposition de crasse mais de conscience de bonne surinterrogation envers Dieu, par de redressement de Iésous de Christ</text:span> <text:span text:style-name="T2">22</text:span> <text:span text:style-name="T1">lequel est en à droite de le de Dieu ayant été allé envers ciel de ayants étés subordonnés à lui de ange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repose.</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faire mémoire du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voix de ayante étée portée à lui de telle sous de la de magnificente de gloire· le fils de moi le aimé de moi celui-ci est envers lequel moi j'estimai en bien</text:span> <text:span text:style-name="T2">18</text:span> <text:span text:style-name="T1">et celle-ci la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déperdition aussi le ayant acheté à l'agora eux despote se niants menants sur à eux-mêmes rapide déperdition.</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déperdition de eux non assoupit.</text:span> <text:span text:style-name="T2">4</text:span> <text:span text:style-name="T1">Si car le Dieu de anges de ayants fautés non se épargna mais à lassos de sombre nuée ayant jeté au Tartare transmit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jugea contre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écout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ange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voix en de être humain à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super-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transmis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mémoration du dessous la sincère capacité d’intelligence</text:span> <text:span text:style-name="T2">2</text:span> <text:span text:style-name="T1">être fait mémoire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dépérit·</text:span> <text:span text:style-name="T2">7</text:span> <text:span text:style-name="T1">les cependant maintenant cieux et la terre à le à même à discours ayants étés thésaurisés sont à feu étants gardés envers journée de jugement et de déperdition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dépérir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sorte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déperdition.</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ô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annonciation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ô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sort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ne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annonciation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interrog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interrog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dépérissiez lesquels nous nous mîmes au travail mais salaire de plénitude que vous receviez.</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ne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ferai mémoire du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transmis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Faire mémoire du dessous cependant vous je m'ai dessein, ayants sus vous une fois tous en ce que Iésous peuple hors de terre de Égypte ayant sauvé le deuxième ceux ne pas ayants crus dépérit,</text:span> <text:span text:style-name="T2">6</text:span> <text:span text:style-name="T1">ange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archange, lorsque à le à diable se jugeant à travers se dialoguait autour de le de Môusês de corps, non osa jugement porter sur de blasphémi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dépérirent.</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super-masses, étonnants faces de profit en grâce de.</text:span> <text:span text:style-name="T2">17</text:span> <text:span text:style-name="T1">Vous cependant, aimés, soyez faits mémoire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délimitants en séparant,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en face à face au devant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ange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voix de lui comm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anges de les de sept de églises sont et les chandeliers les sept sept églises sont.</text:span> </text:p>
      <text:p text:style-name="P4">APOCALYPSE  2</text:p>
      <text:p text:style-name="Text_20_body"><text:span text:style-name="T2">1</text:span> <text:span text:style-name="T1">à Le à ange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mémore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ange de la en à Smyrne de église graphe· Cependant ceux-ci dit le premier et le dernier, lequel se devint mort et vécut·</text:span> <text:span text:style-name="T2">9</text:span> <text:span text:style-name="T1">j'ai su de toi la oppression et la pauvreté, mais riche tu es, et la blasphémie hors de ceux de disants Ioudaiens être eux-mêmes et non sont mais synagogue de le de Satanas.</text:span> <text:span text:style-name="T2">10</text:span> <text:span text:style-name="T1">ne 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ange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ange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ange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mémore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anges de lui.</text:span> <text:span text:style-name="T2">6</text:span> <text:span text:style-name="T1">Celui ayant oreille écoute quel le souffle dit à les à églises.</text:span> <text:span text:style-name="T2">7</text:span> <text:span text:style-name="T1">Et à le à ange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n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ange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repos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ange tenace annonçant en à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voix de anges de nombreux en cercle de le de trône et de les de êtres vivants et de les de plus anciens, et était le nombre de eux myriades de myriades et milliers de milliers</text:span> <text:span text:style-name="T2">12</text:span> <text:span text:style-name="T1">disants à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reposen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ange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ange montant au loin de levant de soleil ayant sceau de Dieu de vivant, et croassa à voix à grande à les à quatre à ange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voix à grande disants· la sauvetage à le à Dieu de nous à celui à se étant assis sur à le à trône et à le à petit agneau.</text:span> <text:span text:style-name="T2">11</text:span> <text:span text:style-name="T1">Et tous les ange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anges lesquels en devant de le de Dieu ont dressé, et furent donné à eux sept trompettes salpinx.</text:span> <text:span text:style-name="T2">3</text:span> <text:span text:style-name="T1">Et autre ange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ange en devant de le de Dieu.</text:span> <text:span text:style-name="T2">5</text:span> <text:span text:style-name="T1">et a pris le ange le encensoir à oliban et remplit pleinement lui hors de le de feu de le de autel des sacrifices et jeta envers la terre, et se devinrent tonnerres et voix et éclairs et séisme.</text:span> <text:span text:style-name="T2">6</text:span> <text:span text:style-name="T1">Et les sept ange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ange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ange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ange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voix à grande· Ouai Ouai Ouai ceux établissants maison d'habitation sur de la de terre hors de les de restantes de voix de la de trompette salpinx de les de trois de anges de ceux de imminants trompetter salpinx.</text:span> </text:p>
      <text:p text:style-name="P4">APOCALYPSE  9</text:p>
      <text:p text:style-name="Text_20_body"><text:span text:style-name="T2">1</text:span> <text:span text:style-name="T1">Et le cinquième ange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voix de les de ailes de elles comm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ange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ange trompetta salpinx· et j'écoutai voix une hors de les [de quatre] de cornes de le de autel des sacrifices de le de d'or de ce en devant de le de Dieu,</text:span> <text:span text:style-name="T2">14</text:span> <text:span text:style-name="T1">disante à le à sixième à ange, celui ayant la trompette salpinx· délie les quatre anges ceux ayants étés attachés de lien sur à le à fleuve à le à grand à Euphrate.</text:span> <text:span text:style-name="T2">15</text:span> <text:span text:style-name="T1">et furent délié les quatre ange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ange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voix à grande comme certes lion se mugit. et lorsque croassa, bavardèrent les sept tonnerres les de elles-mêmes voix.</text:span> <text:span text:style-name="T2">4</text:span> <text:span text:style-name="T1">et lorsque bavardèrent les sept tonnerres, j'imminais grapher, et j'écoutai voix hors de le de ciel disante· scelle lesquels bavardèrent les sept tonnerres, et ne pas eux que tu graphes.</text:span> <text:span text:style-name="T2">5</text:span> <text:span text:style-name="T1">Et le ange,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voix de le de septième de ange, lorsque le cas échéant que immine trompetter salpinx, aussi fut achevé le mystère de le de Dieu, comme évangélisa les de lui-même mâles esclaves les prophètes.</text:span> <text:span text:style-name="T2">8</text:span> <text:span text:style-name="T1">Et la voix laquelle j'écoutai hors de le de ciel de nouveau bavardante avec de moi et disante· dirige en arrière prends le papier de bible ce ayant été ouvert en à la à main de le de ange de celui de ayant dressé sur de la de mer et sur de la de terre.</text:span> <text:span text:style-name="T2">9</text:span> <text:span text:style-name="T1">et j'éloignai vers le ange disant à lui donner à moi le petite bible. et dit à moi· prends et mange complètement lui, et amertumera de toi la cavité ventrale, mais en à le à bouche de toi se sera sucré comme miel.</text:span> <text:span text:style-name="T2">10</text:span> <text:span text:style-name="T1">Et je pris le petite bible hors de la de main de le de ange et je mangeai complètement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complètement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ange trompetta salpinx· et se devinrent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complètement.</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anges de lui de ce guerroyer avec de le de dragon. et le dragon guerroya et les ange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anges de lui avec de lui furent jeté.</text:span> <text:span text:style-name="T2">10</text:span> <text:span text:style-name="T1">et j'écoutai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émi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émies et fut donné à lui autorité faire mois quarante [et] deux.</text:span> <text:span text:style-name="T2">6</text:span> <text:span text:style-name="T1">et ouvrit le bouche de lui envers blasphémi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voix hors de le de ciel comme voix de eaux de nombreux et comme voix de tonnerre de grande, et la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ange se volant en à milieu du ciel, ayant évangile éternel évangéliser sur ceux se étants assis sur de la de terre et sur tout ethnie et tribu et langue et peuple,</text:span> <text:span text:style-name="T2">7</text:span> <text:span text:style-name="T1">disant en à voix à grande· soyez effrayés le Dieu et donnez à lui gloire, en ce que vint la heure de la de jugement de lui, et prosternez vers à celui à ayant fait le ciel et la terre et mer et sources de eaux.</text:span> <text:span text:style-name="T2">8</text:span> <text:span text:style-name="T1">Et autre ange deuxième suivit disant· tomba tomba Babylone la grande laquelle hors de le de vin de le de fureur de la de pornation de elle a donné à boire tous les ethnies.</text:span> <text:span text:style-name="T2">9</text:span> <text:span text:style-name="T1">Et autre ange troisième suivit à eux disant en à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anges de saints et en devant de le de petit agneau.</text:span> <text:span text:style-name="T2">11</text:span> <text:span text:style-name="T1">et le fumée de le de tourment de eux envers ères de ères monte, et non ont repos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voix hors de le de ciel de disante· graphe· bienheureux les morts ceux en à Maître mourants loin au loin à l'instant. oui, dit le souffle, afin que seront reposé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ange sortit hors de le de temple croassant en à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ange sortit hors de le de temple de celui en à le à ciel ayant aussi lui faucille acéré.</text:span> <text:span text:style-name="T2">18</text:span> <text:span text:style-name="T1">et autre ange [sortit] hors de le de autel des sacrifices [celui] ayant autorité sur de le de feu, et voixa à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ange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ange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ange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ange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anges.</text:span> </text:p>
      <text:p text:style-name="P4">APOCALYPSE  16</text:p>
      <text:p text:style-name="Text_20_body"><text:span text:style-name="T2">1</text:span> <text:span text:style-name="T1">Et j'écoutai de grande de voix hors de le de temple de disante à les à sept à ange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ange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voix grande hors de le de temple au loin de le de trône disante· a devenu.</text:span> <text:span text:style-name="T2">18</text:span> <text:span text:style-name="T1">et se devinrent éclairs et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fait mémoire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ange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émi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ange·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déperdition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déperdition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ange descendant hors de le de ciel ayant autorité grande, et la terre fut illuminé hors de la de gloire de lui.</text:span> <text:span text:style-name="T2">2</text:span> <text:span text:style-name="T1">et croassa en à tenace à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mémora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tel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dépérit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tel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ange tenace pierre comme de meule grand et jeta envers la mer disant· ainsi à ruée sera jeté Babylone la grande cité et non ne pas que soit trouvé encore.</text:span> <text:span text:style-name="T2">22</text:span> <text:span text:style-name="T1">et voix de citharistes et de musiciens et de flûtistes et de trompettistes salpinx non ne pas que soit écouté en à toi encore, et tout technicien de toute de technicité non ne pas que soit trouvé en à toi encore, et voix de meule non ne pas que soit écouté en à toi encore,</text:span> <text:span text:style-name="T2">23</text:span> <text:span text:style-name="T1">et lumière de chandelle non ne pas que apparaisse en lumière en à toi encore, et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voix au loin de le de trône sortit disante· louez à le à Dieu de nous tous les mâles esclaves de lui [et] ceux se effrayants lui, les petits et les grands.</text:span> <text:span text:style-name="T2">6</text:span> <text:span text:style-name="T1">Et j'écoutai comme voix de foule de nombreux et comme voix de eaux de nombreux et comm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ange ayant dressé en à le à soleil et croassa [en] à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ange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complètement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ange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ange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ange.</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ange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ange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ange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5410" meta:character-count="1174698" meta:non-whitespace-character-count="949273"/>
    <meta:generator>LibreOffice/7.2.4.1$Windows_X86_64 LibreOffice_project/27d75539669ac387bb498e35313b970b7fe9c4f9</meta:generator>
    <meta:user-defined meta:name="viewport">width=device-width, initial-scale=1</meta:user-defined>
  </office:meta>
</office:document-meta>
</file>